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semantic encoder with medical/health specialization (Python, PyTorch, multi-GPU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2-16T01:21:19Z</meta:creation-date>
    <dc:date>2026-02-16T01:21:19Z</dc:date>
    <meta:user-defined meta:name="pagetitle" meta:value-type="string">Nick Mazurkin – resume</meta:user-defined>
  </office:meta>
</office:document-meta>
</file>